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135.75pt" style:use-optimal-column-width="false"/>
    </style:style>
    <style:style style:name="ACOL-9" style:family="table-column">
      <style:table-column-properties style:column-width="199.5pt" style:use-optimal-column-width="fals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/>
    <style:style style:name="ACOL-13" style:family="table-column">
      <style:table-column-properties style:column-width="4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7"/>
        <table:table-column table:style-name="ACOL-0"/>
        <table:table-column table:style-name="ACOL-10"/>
        <table:table-column table:style-name="ACOL-11"/>
        <table:table-column table:style-name="ACOL-0" table:number-columns-repeated="3"/>
        <table:table-column table:style-name="ACOL-0" table:number-columns-repeated="240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1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ari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2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terrestri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ixed</text:p>
          </table:table-cell>
          <table:table-cell table:style-name="ACE-0" office:value-type="string">
            <text:p>mixed,terrestrial,5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ixed</text:p>
          </table:table-cell>
          <table:table-cell table:style-name="ACE-0" office:value-type="string">
            <text:p>mixed,terrestrial,70,1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terrestrial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6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5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7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70,1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8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10,1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09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1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0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99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1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10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2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mixed</text:p>
          </table:table-cell>
          <table:table-cell table:style-name="ACE-0" office:value-type="string">
            <text:p>mixed,terrestrial_sh,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mari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rthern hemisphere terrestrial with correction </text:p>
          </table:table-cell>
          <table:table-cell table:style-name="ACE-0" office:value-type="string">
            <text:p>corr_terrestrial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est_01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outhern hemisphere terrestrial with correction </text:p>
          </table:table-cell>
          <table:table-cell table:style-name="ACE-0" office:value-type="string">
            <text:p>corr_terrestrial_sh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est_region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est_016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Gnumeric-default" office:value-type="string">
            <text:p>test without radiocarbon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Gnumeric-default" office:value-type="string">
            <text:p>test_regio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test_017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100">
            <text:p>100</text:p>
          </table:table-cell>
          <table:table-cell table:style-name="Gnumeric-default" office:value-type="string">
            <text:p>testing errors</text:p>
          </table:table-cell>
          <table:table-cell table:style-name="Gnumeric-default" office:value-type="string">
            <text:p>invalid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Gnumeric-default" office:value-type="string">
            <text:p>test_region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test_018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b</text:p>
          </table:table-cell>
          <table:table-cell table:style-name="Gnumeric-default" office:value-type="string">
            <text:p>testing bad age</text:p>
          </table:table-cell>
          <table:table-cell table:style-name="ACE-0" office:value-type="string">
            <text:p>corr_terrestrial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1">
          <table:table-cell table:style-name="Gnumeric-default" office:value-type="string">
            <text:p>test_region</text:p>
          </table:table-cell>
          <table:table-cell table:style-name="Gnumeric-default" office:value-type="string">
            <text:p>U/Th</text:p>
          </table:table-cell>
          <table:table-cell table:style-name="Gnumeric-default" office:value-type="string">
            <text:p>test_019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b</text:p>
          </table:table-cell>
          <table:table-cell table:style-name="Gnumeric-default" office:value-type="string">
            <text:p>testing bad age 2</text:p>
          </table:table-cell>
          <table:table-cell table:style-name="Gnumeric-default" office:value-type="string">
            <text:p>invalid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 table:number-rows-repeated="65516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7" gnm:cursor-row="18">
          <gnm:selection gnm:start-col="7" gnm:start-row="18" gnm:end-col="7" gnm:end-row="18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3" table:style-name="ACOL-1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1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1-17T07:59:02Z</dc:date>
    <meta:creation-date>2022-06-14T08:55:46Z</meta:creation-date>
    <meta:generator>gnumeric/1.12.46</meta:generator>
  </office:meta>
</office:document-meta>
</file>